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17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1.9335in"/>
    </style:style>
    <style:style style:name="co5" style:family="table-column">
      <style:table-column-properties fo:break-before="auto" style:column-width="1.5256in"/>
    </style:style>
    <style:style style:name="co6" style:family="table-column">
      <style:table-column-properties fo:break-before="auto" style:column-width="1.7827in"/>
    </style:style>
    <style:style style:name="co7" style:family="table-column">
      <style:table-column-properties fo:break-before="auto" style:column-width="2.7874in"/>
    </style:style>
    <style:style style:name="co8" style:family="table-column">
      <style:table-column-properties fo:break-before="auto" style:column-width="1.772in"/>
    </style:style>
    <style:style style:name="co9" style:family="table-column">
      <style:table-column-properties fo:break-before="auto" style:column-width="1.9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9756in" svg:y="2.789in">
            <draw:object draw:notify-on-update-of-ranges="Sheet1.A6:Sheet1.A14 Sheet1.H6:Sheet1.H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9.7291in" svg:y="2.7055in">
            <draw:object draw:notify-on-update-of-ranges="Sheet1.A6:Sheet1.A14 Sheet1.E6:Sheet1.E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2.8461in" svg:y="9.8799in">
            <draw:object draw:notify-on-update-of-ranges="Sheet1.A45:Sheet1.A53 Sheet1.H45:Sheet1.H5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9.589in" svg:y="9.911in">
            <draw:object draw:notify-on-update-of-ranges="Sheet1.A45:Sheet1.A53 Sheet1.E45:Sheet1.E5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2.7925in" svg:y="16.876in">
            <draw:object draw:notify-on-update-of-ranges="Sheet1.A85:Sheet1.A93 Sheet1.H85:Sheet1.H9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9.2874in" svg:y="16.928in">
            <draw:object draw:notify-on-update-of-ranges="Sheet1.A85:Sheet1.A93 Sheet1.E85:Sheet1.E93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1013" table:default-cell-style-name="ce2"/>
        <table:table-row table:style-name="ro1">
          <table:table-cell table:style-name="ce1" office:value-type="string" calcext:value-type="string">
            <text:p>WordCount</text:p>
          </table:table-cell>
          <table:table-cell table:style-name="ce1" office:value-type="string" calcext:value-type="string">
            <text:p>Duration (sec)</text:p>
          </table:table-cell>
          <table:table-cell table:style-name="ce1" office:value-type="string" calcext:value-type="string">
            <text:p>Total Tags Seen</text:p>
          </table:table-cell>
          <table:table-cell table:style-name="ce1" office:value-type="string" calcext:value-type="string">
            <text:p>Tags/sec</text:p>
          </table:table-cell>
          <table:table-cell table:style-name="ce1" office:value-type="string" calcext:value-type="string">
            <text:p>Total energy consumed (mJ)</text:p>
          </table:table-cell>
          <table:table-cell table:style-name="ce1" office:value-type="string" calcext:value-type="string">
            <text:p>Energy/sec (mJ)</text:p>
          </table:table-cell>
          <table:table-cell table:style-name="ce1" office:value-type="string" calcext:value-type="string">
            <text:p>Energy/tag seen (mJ)</text:p>
          </table:table-cell>
          <table:table-cell table:style-name="ce1" office:value-type="string" calcext:value-type="string">
            <text:p>Net Energy/tag seen (mJ)</text:p>
          </table:table-cell>
          <table:table-cell table:style-name="ce1" office:value-type="string" calcext:value-type="string">
            <text:p># AccessSpec</text:p>
          </table:table-cell>
          <table:table-cell table:style-name="ce1" office:value-type="string" calcext:value-type="string">
            <text:p>Energy/AccessSpec (mJ)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273317" calcext:value-type="float">
            <text:p>273317</text:p>
          </table:table-cell>
          <table:table-cell table:formula="of:=[.C2]/[.B2]" office:value-type="float" office:value="926.498305084746" calcext:value-type="float">
            <text:p>926.4983050847</text:p>
          </table:table-cell>
          <table:table-cell office:value-type="float" office:value="1140.615" calcext:value-type="float">
            <text:p>1140.615</text:p>
          </table:table-cell>
          <table:table-cell table:formula="of:=[.E2]/[.B2]" office:value-type="float" office:value="3.86649152542373" calcext:value-type="float">
            <text:p>3.8664915254</text:p>
          </table:table-cell>
          <table:table-cell table:formula="of:=[.E2]/[.C2]" office:value-type="float" office:value="0.00417323108332083" calcext:value-type="float">
            <text:p>0.004173231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[.C3]/[.B3]" office:value-type="string" office:string-value="" calcext:value-type="error">
            <text:p>#DIV/0!</text:p>
          </table:table-cell>
          <table:table-cell/>
          <table:table-cell table:formula="of:=[.E3]/[.B3]" office:value-type="string" office:string-value="" calcext:value-type="error">
            <text:p>#DIV/0!</text:p>
          </table:table-cell>
          <table:table-cell table:formula="of:=[.E3]/[.C3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[.C4]/[.B4]" office:value-type="string" office:string-value="" calcext:value-type="error">
            <text:p>#DIV/0!</text:p>
          </table:table-cell>
          <table:table-cell/>
          <table:table-cell table:formula="of:=[.E4]/[.B4]" office:value-type="string" office:string-value="" calcext:value-type="error">
            <text:p>#DIV/0!</text:p>
          </table:table-cell>
          <table:table-cell table:formula="of:=[.E4]/[.C4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[.C5]/[.B5]" office:value-type="string" office:string-value="" calcext:value-type="error">
            <text:p>#DIV/0!</text:p>
          </table:table-cell>
          <table:table-cell/>
          <table:table-cell table:formula="of:=[.E5]/[.B5]" office:value-type="string" office:string-value="" calcext:value-type="error">
            <text:p>#DIV/0!</text:p>
          </table:table-cell>
          <table:table-cell table:formula="of:=[.E5]/[.C5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2.829" calcext:value-type="float">
            <text:p>142.829</text:p>
          </table:table-cell>
          <table:table-cell office:value-type="float" office:value="38011" calcext:value-type="float">
            <text:p>38011</text:p>
          </table:table-cell>
          <table:table-cell table:formula="of:=[.C6]/[.B6]" office:value-type="float" office:value="266.129427497217" calcext:value-type="float">
            <text:p>266.1294274972</text:p>
          </table:table-cell>
          <table:table-cell table:formula="of:=419.378-4.545" office:value-type="float" office:value="414.833" calcext:value-type="float">
            <text:p>414.833</text:p>
          </table:table-cell>
          <table:table-cell table:formula="of:=[.E6]/[.B6]" office:value-type="float" office:value="2.90440316742398" calcext:value-type="float">
            <text:p>2.9044031674</text:p>
          </table:table-cell>
          <table:table-cell table:formula="of:=[.E6]/[.C6]" office:value-type="float" office:value="0.0109134987240536" calcext:value-type="float">
            <text:p>0.0109134987</text:p>
          </table:table-cell>
          <table:table-cell table:formula="of:=[.G6]-[.G2]" office:value-type="float" office:value="0.00674026764073273" calcext:value-type="float">
            <text:p>0.0067402676</text:p>
          </table:table-cell>
          <table:table-cell office:value-type="float" office:value="512" calcext:value-type="float">
            <text:p>512</text:p>
          </table:table-cell>
          <table:table-cell table:formula="of:=[.E6]/[.I6]" office:value-type="float" office:value="0.810220703125" calcext:value-type="float">
            <text:p>0.8102207031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.197" calcext:value-type="float">
            <text:p>72.197</text:p>
          </table:table-cell>
          <table:table-cell office:value-type="float" office:value="15843" calcext:value-type="float">
            <text:p>15843</text:p>
          </table:table-cell>
          <table:table-cell table:formula="of:=[.C7]/[.B7]" office:value-type="float" office:value="219.441251021511" calcext:value-type="float">
            <text:p>219.4412510215</text:p>
          </table:table-cell>
          <table:table-cell table:formula="of:=215.914484-5.819" office:value-type="float" office:value="210.095484" calcext:value-type="float">
            <text:p>210.095484</text:p>
          </table:table-cell>
          <table:table-cell table:formula="of:=[.E7]/[.B7]" office:value-type="float" office:value="2.91003066609416" calcext:value-type="float">
            <text:p>2.9100306661</text:p>
          </table:table-cell>
          <table:table-cell table:formula="of:=[.E7]/[.C7]" office:value-type="float" office:value="0.0132610922173831" calcext:value-type="float">
            <text:p>0.0132610922</text:p>
          </table:table-cell>
          <table:table-cell table:formula="of:=[.G7]-[.G2]" office:value-type="float" office:value="0.00908786113406224" calcext:value-type="float">
            <text:p>0.0090878611</text:p>
          </table:table-cell>
          <table:table-cell table:formula="of:=512/2" office:value-type="float" office:value="256" calcext:value-type="float">
            <text:p>256</text:p>
          </table:table-cell>
          <table:table-cell table:formula="of:=[.E7]/[.I7]" office:value-type="float" office:value="0.820685484375" calcext:value-type="float">
            <text:p>0.8206854844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.596" calcext:value-type="float">
            <text:p>47.596</text:p>
          </table:table-cell>
          <table:table-cell office:value-type="float" office:value="9210" calcext:value-type="float">
            <text:p>9210</text:p>
          </table:table-cell>
          <table:table-cell table:formula="of:=[.C8]/[.B8]" office:value-type="float" office:value="193.503655769392" calcext:value-type="float">
            <text:p>193.5036557694</text:p>
          </table:table-cell>
          <table:table-cell table:formula="of:=143.16058-4.5868" office:value-type="float" office:value="138.57378" calcext:value-type="float">
            <text:p>138.57378</text:p>
          </table:table-cell>
          <table:table-cell table:formula="of:=[.E8]/[.B8]" office:value-type="float" office:value="2.91145852592655" calcext:value-type="float">
            <text:p>2.9114585259</text:p>
          </table:table-cell>
          <table:table-cell table:formula="of:=[.E8]/[.C8]" office:value-type="float" office:value="0.015046013029316" calcext:value-type="float">
            <text:p>0.015046013</text:p>
          </table:table-cell>
          <table:table-cell table:formula="of:=[.G8]-[.G2]" office:value-type="float" office:value="0.0108727819459951" calcext:value-type="float">
            <text:p>0.0108727819</text:p>
          </table:table-cell>
          <table:table-cell table:formula="of:=CEILING(512/3;1)" office:value-type="float" office:value="171" calcext:value-type="float">
            <text:p>171</text:p>
          </table:table-cell>
          <table:table-cell table:formula="of:=[.E8]/[.I8]" office:value-type="float" office:value="0.81037298245614" calcext:value-type="float">
            <text:p>0.8103729825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.766" calcext:value-type="float">
            <text:p>35.766</text:p>
          </table:table-cell>
          <table:table-cell office:value-type="float" office:value="6256" calcext:value-type="float">
            <text:p>6256</text:p>
          </table:table-cell>
          <table:table-cell table:formula="of:=[.C9]/[.B9]" office:value-type="float" office:value="174.9147234804" calcext:value-type="float">
            <text:p>174.9147234804</text:p>
          </table:table-cell>
          <table:table-cell table:formula="of:=110.348-5.14" office:value-type="float" office:value="105.208" calcext:value-type="float">
            <text:p>105.208</text:p>
          </table:table-cell>
          <table:table-cell table:formula="of:=[.E9]/[.B9]" office:value-type="float" office:value="2.94156461443829" calcext:value-type="float">
            <text:p>2.9415646144</text:p>
          </table:table-cell>
          <table:table-cell table:formula="of:=[.E9]/[.C9]" office:value-type="float" office:value="0.0168171355498721" calcext:value-type="float">
            <text:p>0.0168171355</text:p>
          </table:table-cell>
          <table:table-cell table:formula="of:=[.G9]-[.G2]" office:value-type="float" office:value="0.0126439044665513" calcext:value-type="float">
            <text:p>0.0126439045</text:p>
          </table:table-cell>
          <table:table-cell table:formula="of:=CEILING(512/4;1)" office:value-type="float" office:value="128" calcext:value-type="float">
            <text:p>128</text:p>
          </table:table-cell>
          <table:table-cell table:formula="of:=[.E9]/[.I9]" office:value-type="float" office:value="0.8219375" calcext:value-type="float">
            <text:p>0.8219375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.666" calcext:value-type="float">
            <text:p>29.666</text:p>
          </table:table-cell>
          <table:table-cell office:value-type="float" office:value="4717" calcext:value-type="float">
            <text:p>4717</text:p>
          </table:table-cell>
          <table:table-cell table:formula="of:=[.C10]/[.B10]" office:value-type="float" office:value="159.003573114003" calcext:value-type="float">
            <text:p>159.003573114</text:p>
          </table:table-cell>
          <table:table-cell table:formula="of:=91.606-4.52" office:value-type="float" office:value="87.086" calcext:value-type="float">
            <text:p>87.086</text:p>
          </table:table-cell>
          <table:table-cell table:formula="of:=[.E10]/[.B10]" office:value-type="float" office:value="2.93554911346322" calcext:value-type="float">
            <text:p>2.9355491135</text:p>
          </table:table-cell>
          <table:table-cell table:formula="of:=[.E10]/[.C10]" office:value-type="float" office:value="0.0184621581513674" calcext:value-type="float">
            <text:p>0.0184621582</text:p>
          </table:table-cell>
          <table:table-cell table:formula="of:=[.G10]-[.G2]" office:value-type="float" office:value="0.0142889270680466" calcext:value-type="float">
            <text:p>0.0142889271</text:p>
          </table:table-cell>
          <table:table-cell table:formula="of:=CEILING(512/5;1)" office:value-type="float" office:value="103" calcext:value-type="float">
            <text:p>103</text:p>
          </table:table-cell>
          <table:table-cell table:formula="of:=[.E10]/[.I10]" office:value-type="float" office:value="0.845495145631068" calcext:value-type="float">
            <text:p>0.8454951456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.805" calcext:value-type="float">
            <text:p>24.805</text:p>
          </table:table-cell>
          <table:table-cell office:value-type="float" office:value="3233" calcext:value-type="float">
            <text:p>3233</text:p>
          </table:table-cell>
          <table:table-cell table:formula="of:=[.C11]/[.B11]" office:value-type="float" office:value="130.336625680306" calcext:value-type="float">
            <text:p>130.3366256803</text:p>
          </table:table-cell>
          <table:table-cell table:formula="of:=74.91-5.117" office:value-type="float" office:value="69.793" calcext:value-type="float">
            <text:p>69.793</text:p>
          </table:table-cell>
          <table:table-cell table:formula="of:=[.E11]/[.B11]" office:value-type="float" office:value="2.81366659947591" calcext:value-type="float">
            <text:p>2.8136665995</text:p>
          </table:table-cell>
          <table:table-cell table:formula="of:=[.E11]/[.C11]" office:value-type="float" office:value="0.0215876894525209" calcext:value-type="float">
            <text:p>0.0215876895</text:p>
          </table:table-cell>
          <table:table-cell table:formula="of:=[.G11]-[.G2]" office:value-type="float" office:value="0.0174144583692" calcext:value-type="float">
            <text:p>0.0174144584</text:p>
          </table:table-cell>
          <table:table-cell table:formula="of:=CEILING(512/6;1)" office:value-type="float" office:value="86" calcext:value-type="float">
            <text:p>86</text:p>
          </table:table-cell>
          <table:table-cell table:formula="of:=[.E11]/[.I11]" office:value-type="float" office:value="0.811546511627907" calcext:value-type="float">
            <text:p>0.8115465116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.167" calcext:value-type="float">
            <text:p>21.167</text:p>
          </table:table-cell>
          <table:table-cell office:value-type="float" office:value="2752" calcext:value-type="float">
            <text:p>2752</text:p>
          </table:table-cell>
          <table:table-cell table:formula="of:=[.C12]/[.B12]" office:value-type="float" office:value="130.013700571645" calcext:value-type="float">
            <text:p>130.0137005716</text:p>
          </table:table-cell>
          <table:table-cell table:formula="of:=63.69-4.351" office:value-type="float" office:value="59.339" calcext:value-type="float">
            <text:p>59.339</text:p>
          </table:table-cell>
          <table:table-cell table:formula="of:=[.E12]/[.B12]" office:value-type="float" office:value="2.80337317522559" calcext:value-type="float">
            <text:p>2.8033731752</text:p>
          </table:table-cell>
          <table:table-cell table:formula="of:=[.E12]/[.C12]" office:value-type="float" office:value="0.021562136627907" calcext:value-type="float">
            <text:p>0.0215621366</text:p>
          </table:table-cell>
          <table:table-cell table:formula="of:=[.G12]-[.G2]" office:value-type="float" office:value="0.0173889055445861" calcext:value-type="float">
            <text:p>0.0173889055</text:p>
          </table:table-cell>
          <table:table-cell table:formula="of:=CEILING(512/7;1)" office:value-type="float" office:value="74" calcext:value-type="float">
            <text:p>74</text:p>
          </table:table-cell>
          <table:table-cell table:formula="of:=[.E12]/[.I12]" office:value-type="float" office:value="0.801878378378378" calcext:value-type="float">
            <text:p>0.8018783784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.455" calcext:value-type="float">
            <text:p>18.455</text:p>
          </table:table-cell>
          <table:table-cell office:value-type="float" office:value="1766" calcext:value-type="float">
            <text:p>1766</text:p>
          </table:table-cell>
          <table:table-cell table:formula="of:=[.C13]/[.B13]" office:value-type="float" office:value="95.69222432945" calcext:value-type="float">
            <text:p>95.6922243295</text:p>
          </table:table-cell>
          <table:table-cell table:formula="of:=56.903-5.115" office:value-type="float" office:value="51.788" calcext:value-type="float">
            <text:p>51.788</text:p>
          </table:table-cell>
          <table:table-cell table:formula="of:=[.E13]/[.B13]" office:value-type="float" office:value="2.806177187754" calcext:value-type="float">
            <text:p>2.8061771878</text:p>
          </table:table-cell>
          <table:table-cell table:formula="of:=[.E13]/[.C13]" office:value-type="float" office:value="0.0293250283125708" calcext:value-type="float">
            <text:p>0.0293250283</text:p>
          </table:table-cell>
          <table:table-cell table:formula="of:=[.G13]-[.G2]" office:value-type="float" office:value="0.0251517972292499" calcext:value-type="float">
            <text:p>0.0251517972</text:p>
          </table:table-cell>
          <table:table-cell table:formula="of:=CEILING(512/8;1)" office:value-type="float" office:value="64" calcext:value-type="float">
            <text:p>64</text:p>
          </table:table-cell>
          <table:table-cell table:formula="of:=[.E13]/[.I13]" office:value-type="float" office:value="0.8091875" calcext:value-type="float">
            <text:p>0.8091875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765" calcext:value-type="float">
            <text:p>9.765</text:p>
          </table:table-cell>
          <table:table-cell office:value-type="float" office:value="835" calcext:value-type="float">
            <text:p>835</text:p>
          </table:table-cell>
          <table:table-cell table:formula="of:=[.C14]/[.B14]" office:value-type="float" office:value="85.5094726062468" calcext:value-type="float">
            <text:p>85.5094726062</text:p>
          </table:table-cell>
          <table:table-cell table:formula="of:=34.427-5.511" office:value-type="float" office:value="28.916" calcext:value-type="float">
            <text:p>28.916</text:p>
          </table:table-cell>
          <table:table-cell table:formula="of:=[.E14]/[.B14]" office:value-type="float" office:value="2.96118791602663" calcext:value-type="float">
            <text:p>2.961187916</text:p>
          </table:table-cell>
          <table:table-cell table:formula="of:=[.E14]/[.C14]" office:value-type="float" office:value="0.0346299401197605" calcext:value-type="float">
            <text:p>0.0346299401</text:p>
          </table:table-cell>
          <table:table-cell table:formula="of:=[.G14]-[.G2]" office:value-type="float" office:value="0.0304567090364396" calcext:value-type="float">
            <text:p>0.030456709</text:p>
          </table:table-cell>
          <table:table-cell table:formula="of:=512/16" office:value-type="float" office:value="32" calcext:value-type="float">
            <text:p>32</text:p>
          </table:table-cell>
          <table:table-cell table:formula="of:=[.E14]/[.I14]" office:value-type="float" office:value="0.903625" calcext:value-type="float">
            <text:p>0.903625</text:p>
          </table:table-cell>
          <table:table-cell table:number-columns-repeated="1014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168122" calcext:value-type="float">
            <text:p>168122</text:p>
          </table:table-cell>
          <table:table-cell table:formula="of:=[.C41]/[.B41]" office:value-type="float" office:value="569.905084745763" calcext:value-type="float">
            <text:p>569.9050847458</text:p>
          </table:table-cell>
          <table:table-cell table:formula="of:=1206.28-5.837" office:value-type="float" office:value="1200.443" calcext:value-type="float">
            <text:p>1200.443</text:p>
          </table:table-cell>
          <table:table-cell table:formula="of:=[.E41]/[.B41]" office:value-type="float" office:value="4.06929830508475" calcext:value-type="float">
            <text:p>4.0692983051</text:p>
          </table:table-cell>
          <table:table-cell table:formula="of:=[.E41]/[.C41]" office:value-type="float" office:value="0.00714030882335447" calcext:value-type="float">
            <text:p>0.007140308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[.C42]/[.B42]" office:value-type="string" office:string-value="" calcext:value-type="error">
            <text:p>#DIV/0!</text:p>
          </table:table-cell>
          <table:table-cell/>
          <table:table-cell table:formula="of:=[.E42]/[.B42]" office:value-type="string" office:string-value="" calcext:value-type="error">
            <text:p>#DIV/0!</text:p>
          </table:table-cell>
          <table:table-cell table:formula="of:=[.E42]/[.C42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[.C43]/[.B43]" office:value-type="string" office:string-value="" calcext:value-type="error">
            <text:p>#DIV/0!</text:p>
          </table:table-cell>
          <table:table-cell/>
          <table:table-cell table:formula="of:=[.E43]/[.B43]" office:value-type="string" office:string-value="" calcext:value-type="error">
            <text:p>#DIV/0!</text:p>
          </table:table-cell>
          <table:table-cell table:formula="of:=[.E43]/[.C43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[.C44]/[.B44]" office:value-type="string" office:string-value="" calcext:value-type="error">
            <text:p>#DIV/0!</text:p>
          </table:table-cell>
          <table:table-cell/>
          <table:table-cell table:formula="of:=[.E44]/[.B44]" office:value-type="string" office:string-value="" calcext:value-type="error">
            <text:p>#DIV/0!</text:p>
          </table:table-cell>
          <table:table-cell table:formula="of:=[.E44]/[.C44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1.68" calcext:value-type="float">
            <text:p>141.68</text:p>
          </table:table-cell>
          <table:table-cell office:value-type="float" office:value="39594" calcext:value-type="float">
            <text:p>39594</text:p>
          </table:table-cell>
          <table:table-cell table:formula="of:=[.C45]/[.B45]" office:value-type="float" office:value="279.46075663467" calcext:value-type="float">
            <text:p>279.4607566347</text:p>
          </table:table-cell>
          <table:table-cell table:formula="of:=417.36-0.673162" office:value-type="float" office:value="416.686838" calcext:value-type="float">
            <text:p>416.686838</text:p>
          </table:table-cell>
          <table:table-cell table:formula="of:=[.E45]/[.B45]" office:value-type="float" office:value="2.9410420525127" calcext:value-type="float">
            <text:p>2.9410420525</text:p>
          </table:table-cell>
          <table:table-cell table:formula="of:=[.E45]/[.C45]" office:value-type="float" office:value="0.0105239894428449" calcext:value-type="float">
            <text:p>0.0105239894</text:p>
          </table:table-cell>
          <table:table-cell table:formula="of:=[.G45]-[.G41]" office:value-type="float" office:value="0.00338368061949041" calcext:value-type="float">
            <text:p>0.0033836806</text:p>
          </table:table-cell>
          <table:table-cell office:value-type="float" office:value="512" calcext:value-type="float">
            <text:p>512</text:p>
          </table:table-cell>
          <table:table-cell table:formula="of:=[.E45]/[.I45]" office:value-type="float" office:value="0.81384148046875" calcext:value-type="float">
            <text:p>0.813841480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.337" calcext:value-type="float">
            <text:p>71.337</text:p>
          </table:table-cell>
          <table:table-cell office:value-type="float" office:value="15885" calcext:value-type="float">
            <text:p>15885</text:p>
          </table:table-cell>
          <table:table-cell table:formula="of:=[.C46]/[.B46]" office:value-type="float" office:value="222.675469952479" calcext:value-type="float">
            <text:p>222.6754699525</text:p>
          </table:table-cell>
          <table:table-cell table:formula="of:=208.925-4.595" office:value-type="float" office:value="204.33" calcext:value-type="float">
            <text:p>204.33</text:p>
          </table:table-cell>
          <table:table-cell table:formula="of:=[.E46]/[.B46]" office:value-type="float" office:value="2.86429202237268" calcext:value-type="float">
            <text:p>2.8642920224</text:p>
          </table:table-cell>
          <table:table-cell table:formula="of:=[.E46]/[.C46]" office:value-type="float" office:value="0.0128630783758263" calcext:value-type="float">
            <text:p>0.0128630784</text:p>
          </table:table-cell>
          <table:table-cell table:formula="of:=[.G46]-[.G41]" office:value-type="float" office:value="0.00572276955247178" calcext:value-type="float">
            <text:p>0.0057227696</text:p>
          </table:table-cell>
          <table:table-cell table:formula="of:=512/2" office:value-type="float" office:value="256" calcext:value-type="float">
            <text:p>256</text:p>
          </table:table-cell>
          <table:table-cell table:formula="of:=[.E46]/[.I46]" office:value-type="float" office:value="0.7981640625" calcext:value-type="float">
            <text:p>0.798164062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.906" calcext:value-type="float">
            <text:p>47.906</text:p>
          </table:table-cell>
          <table:table-cell office:value-type="float" office:value="9030" calcext:value-type="float">
            <text:p>9030</text:p>
          </table:table-cell>
          <table:table-cell table:formula="of:=[.C47]/[.B47]" office:value-type="float" office:value="188.494134346428" calcext:value-type="float">
            <text:p>188.4941343464</text:p>
          </table:table-cell>
          <table:table-cell table:formula="of:=139.815-3.751" office:value-type="float" office:value="136.064" calcext:value-type="float">
            <text:p>136.064</text:p>
          </table:table-cell>
          <table:table-cell table:formula="of:=[.E47]/[.B47]" office:value-type="float" office:value="2.8402287813635" calcext:value-type="float">
            <text:p>2.8402287814</text:p>
          </table:table-cell>
          <table:table-cell table:formula="of:=[.E47]/[.C47]" office:value-type="float" office:value="0.0150679955703212" calcext:value-type="float">
            <text:p>0.0150679956</text:p>
          </table:table-cell>
          <table:table-cell table:formula="of:=[.G47]-[.G41]" office:value-type="float" office:value="0.00792768674696668" calcext:value-type="float">
            <text:p>0.0079276867</text:p>
          </table:table-cell>
          <table:table-cell table:formula="of:=CEILING(512/3;1)" office:value-type="float" office:value="171" calcext:value-type="float">
            <text:p>171</text:p>
          </table:table-cell>
          <table:table-cell table:formula="of:=[.E47]/[.I47]" office:value-type="float" office:value="0.795695906432748" calcext:value-type="float">
            <text:p>0.7956959064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.516" calcext:value-type="float">
            <text:p>37.516</text:p>
          </table:table-cell>
          <table:table-cell office:value-type="float" office:value="6166" calcext:value-type="float">
            <text:p>6166</text:p>
          </table:table-cell>
          <table:table-cell table:formula="of:=[.C48]/[.B48]" office:value-type="float" office:value="164.356541209084" calcext:value-type="float">
            <text:p>164.3565412091</text:p>
          </table:table-cell>
          <table:table-cell table:formula="of:=109.505-4.32" office:value-type="float" office:value="105.185" calcext:value-type="float">
            <text:p>105.185</text:p>
          </table:table-cell>
          <table:table-cell table:formula="of:=[.E48]/[.B48]" office:value-type="float" office:value="2.80373707218254" calcext:value-type="float">
            <text:p>2.8037370722</text:p>
          </table:table-cell>
          <table:table-cell table:formula="of:=[.E48]/[.C48]" office:value-type="float" office:value="0.0170588712293221" calcext:value-type="float">
            <text:p>0.0170588712</text:p>
          </table:table-cell>
          <table:table-cell table:formula="of:=[.G48]-[.G41]" office:value-type="float" office:value="0.00991856240596762" calcext:value-type="float">
            <text:p>0.0099185624</text:p>
          </table:table-cell>
          <table:table-cell table:formula="of:=CEILING(512/4;1)" office:value-type="float" office:value="128" calcext:value-type="float">
            <text:p>128</text:p>
          </table:table-cell>
          <table:table-cell table:formula="of:=[.E48]/[.I48]" office:value-type="float" office:value="0.8217578125" calcext:value-type="float">
            <text:p>0.8217578125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.266" calcext:value-type="float">
            <text:p>27.266</text:p>
          </table:table-cell>
          <table:table-cell office:value-type="float" office:value="4860" calcext:value-type="float">
            <text:p>4860</text:p>
          </table:table-cell>
          <table:table-cell table:formula="of:=[.C49]/[.B49]" office:value-type="float" office:value="178.243966845155" calcext:value-type="float">
            <text:p>178.2439668452</text:p>
          </table:table-cell>
          <table:table-cell table:formula="of:=87.197-4.424" office:value-type="float" office:value="82.773" calcext:value-type="float">
            <text:p>82.773</text:p>
          </table:table-cell>
          <table:table-cell table:formula="of:=[.E49]/[.B49]" office:value-type="float" office:value="3.03575882050906" calcext:value-type="float">
            <text:p>3.0357588205</text:p>
          </table:table-cell>
          <table:table-cell table:formula="of:=[.E49]/[.C49]" office:value-type="float" office:value="0.0170314814814815" calcext:value-type="float">
            <text:p>0.0170314815</text:p>
          </table:table-cell>
          <table:table-cell table:formula="of:=[.G49]-[.G41]" office:value-type="float" office:value="0.00989117265812701" calcext:value-type="float">
            <text:p>0.0098911727</text:p>
          </table:table-cell>
          <table:table-cell table:formula="of:=CEILING(512/5;1)" office:value-type="float" office:value="103" calcext:value-type="float">
            <text:p>103</text:p>
          </table:table-cell>
          <table:table-cell table:formula="of:=[.E49]/[.I49]" office:value-type="float" office:value="0.803621359223301" calcext:value-type="float">
            <text:p>0.8036213592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.066" calcext:value-type="float">
            <text:p>24.066</text:p>
          </table:table-cell>
          <table:table-cell office:value-type="float" office:value="3395" calcext:value-type="float">
            <text:p>3395</text:p>
          </table:table-cell>
          <table:table-cell table:formula="of:=[.C50]/[.B50]" office:value-type="float" office:value="141.070389761489" calcext:value-type="float">
            <text:p>141.0703897615</text:p>
          </table:table-cell>
          <table:table-cell table:formula="of:=74.995-4.541" office:value-type="float" office:value="70.454" calcext:value-type="float">
            <text:p>70.454</text:p>
          </table:table-cell>
          <table:table-cell table:formula="of:=[.E50]/[.B50]" office:value-type="float" office:value="2.9275326186321" calcext:value-type="float">
            <text:p>2.9275326186</text:p>
          </table:table-cell>
          <table:table-cell table:formula="of:=[.E50]/[.C50]" office:value-type="float" office:value="0.0207522827687776" calcext:value-type="float">
            <text:p>0.0207522828</text:p>
          </table:table-cell>
          <table:table-cell table:formula="of:=[.G50]-[.G41]" office:value-type="float" office:value="0.0136119739454231" calcext:value-type="float">
            <text:p>0.0136119739</text:p>
          </table:table-cell>
          <table:table-cell table:formula="of:=CEILING(512/6;1)" office:value-type="float" office:value="86" calcext:value-type="float">
            <text:p>86</text:p>
          </table:table-cell>
          <table:table-cell table:formula="of:=[.E50]/[.I50]" office:value-type="float" office:value="0.819232558139535" calcext:value-type="float">
            <text:p>0.8192325581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.956" calcext:value-type="float">
            <text:p>19.956</text:p>
          </table:table-cell>
          <table:table-cell office:value-type="float" office:value="2702" calcext:value-type="float">
            <text:p>2702</text:p>
          </table:table-cell>
          <table:table-cell table:formula="of:=[.C51]/[.B51]" office:value-type="float" office:value="135.397875325717" calcext:value-type="float">
            <text:p>135.3978753257</text:p>
          </table:table-cell>
          <table:table-cell table:formula="of:=63.49-4.218" office:value-type="float" office:value="59.272" calcext:value-type="float">
            <text:p>59.272</text:p>
          </table:table-cell>
          <table:table-cell table:formula="of:=[.E51]/[.B51]" office:value-type="float" office:value="2.97013429544999" calcext:value-type="float">
            <text:p>2.9701342954</text:p>
          </table:table-cell>
          <table:table-cell table:formula="of:=[.E51]/[.C51]" office:value-type="float" office:value="0.0219363434492968" calcext:value-type="float">
            <text:p>0.0219363434</text:p>
          </table:table-cell>
          <table:table-cell table:formula="of:=[.G51]-[.G41]" office:value-type="float" office:value="0.0147960346259424" calcext:value-type="float">
            <text:p>0.0147960346</text:p>
          </table:table-cell>
          <table:table-cell table:formula="of:=CEILING(512/7;1)" office:value-type="float" office:value="74" calcext:value-type="float">
            <text:p>74</text:p>
          </table:table-cell>
          <table:table-cell table:formula="of:=[.E51]/[.I51]" office:value-type="float" office:value="0.800972972972973" calcext:value-type="float">
            <text:p>0.800972973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.635" calcext:value-type="float">
            <text:p>17.635</text:p>
          </table:table-cell>
          <table:table-cell office:value-type="float" office:value="2319" calcext:value-type="float">
            <text:p>2319</text:p>
          </table:table-cell>
          <table:table-cell table:formula="of:=[.C52]/[.B52]" office:value-type="float" office:value="131.499858236462" calcext:value-type="float">
            <text:p>131.4998582365</text:p>
          </table:table-cell>
          <table:table-cell table:formula="of:=58.25-4.992" office:value-type="float" office:value="53.258" calcext:value-type="float">
            <text:p>53.258</text:p>
          </table:table-cell>
          <table:table-cell table:formula="of:=[.E52]/[.B52]" office:value-type="float" office:value="3.02001701162461" calcext:value-type="float">
            <text:p>3.0200170116</text:p>
          </table:table-cell>
          <table:table-cell table:formula="of:=[.E52]/[.C52]" office:value-type="float" office:value="0.0229659335920655" calcext:value-type="float">
            <text:p>0.0229659336</text:p>
          </table:table-cell>
          <table:table-cell table:formula="of:=[.G52]-[.G41]" office:value-type="float" office:value="0.0158256247687111" calcext:value-type="float">
            <text:p>0.0158256248</text:p>
          </table:table-cell>
          <table:table-cell table:formula="of:=CEILING(512/8;1)" office:value-type="float" office:value="64" calcext:value-type="float">
            <text:p>64</text:p>
          </table:table-cell>
          <table:table-cell table:formula="of:=[.E52]/[.I52]" office:value-type="float" office:value="0.83215625" calcext:value-type="float">
            <text:p>0.83215625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.964" calcext:value-type="float">
            <text:p>8.964</text:p>
          </table:table-cell>
          <table:table-cell office:value-type="float" office:value="832" calcext:value-type="float">
            <text:p>832</text:p>
          </table:table-cell>
          <table:table-cell table:formula="of:=[.C53]/[.B53]" office:value-type="float" office:value="92.8157072735386" calcext:value-type="float">
            <text:p>92.8157072735</text:p>
          </table:table-cell>
          <table:table-cell table:formula="of:=32.326-4.868" office:value-type="float" office:value="27.458" calcext:value-type="float">
            <text:p>27.458</text:p>
          </table:table-cell>
          <table:table-cell table:formula="of:=[.E53]/[.B53]" office:value-type="float" office:value="3.06314145470772" calcext:value-type="float">
            <text:p>3.0631414547</text:p>
          </table:table-cell>
          <table:table-cell table:formula="of:=[.E53]/[.C53]" office:value-type="float" office:value="0.0330024038461538" calcext:value-type="float">
            <text:p>0.0330024038</text:p>
          </table:table-cell>
          <table:table-cell table:formula="of:=[.G53]-[.G41]" office:value-type="float" office:value="0.0258620950227994" calcext:value-type="float">
            <text:p>0.025862095</text:p>
          </table:table-cell>
          <table:table-cell table:formula="of:=512/16" office:value-type="float" office:value="32" calcext:value-type="float">
            <text:p>32</text:p>
          </table:table-cell>
          <table:table-cell table:formula="of:=[.E53]/[.I53]" office:value-type="float" office:value="0.8580625" calcext:value-type="float">
            <text:p>0.8580625</text:p>
          </table:table-cell>
          <table:table-cell table:number-columns-repeated="1014"/>
        </table:table-row>
        <table:table-row table:style-name="ro1" table:number-rows-repeated="27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177264" calcext:value-type="float">
            <text:p>177264</text:p>
          </table:table-cell>
          <table:table-cell table:formula="of:=[.C81]/[.B81]" office:value-type="float" office:value="600.894915254237" calcext:value-type="float">
            <text:p>600.8949152542</text:p>
          </table:table-cell>
          <table:table-cell table:formula="of:=1215.17-1.959" office:value-type="float" office:value="1213.211" calcext:value-type="float">
            <text:p>1213.211</text:p>
          </table:table-cell>
          <table:table-cell table:formula="of:=[.E81]/[.B81]" office:value-type="float" office:value="4.11257966101695" calcext:value-type="float">
            <text:p>4.112579661</text:p>
          </table:table-cell>
          <table:table-cell table:formula="of:=[.E81]/[.C81]" office:value-type="float" office:value="0.00684409129885369" calcext:value-type="float">
            <text:p>0.006844091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[.C82]/[.B82]" office:value-type="string" office:string-value="" calcext:value-type="error">
            <text:p>#DIV/0!</text:p>
          </table:table-cell>
          <table:table-cell/>
          <table:table-cell table:formula="of:=[.E82]/[.B82]" office:value-type="string" office:string-value="" calcext:value-type="error">
            <text:p>#DIV/0!</text:p>
          </table:table-cell>
          <table:table-cell table:formula="of:=[.E82]/[.C82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[.C83]/[.B83]" office:value-type="string" office:string-value="" calcext:value-type="error">
            <text:p>#DIV/0!</text:p>
          </table:table-cell>
          <table:table-cell/>
          <table:table-cell table:formula="of:=[.E83]/[.B83]" office:value-type="string" office:string-value="" calcext:value-type="error">
            <text:p>#DIV/0!</text:p>
          </table:table-cell>
          <table:table-cell table:formula="of:=[.E83]/[.C83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[.C84]/[.B84]" office:value-type="string" office:string-value="" calcext:value-type="error">
            <text:p>#DIV/0!</text:p>
          </table:table-cell>
          <table:table-cell/>
          <table:table-cell table:formula="of:=[.E84]/[.B84]" office:value-type="string" office:string-value="" calcext:value-type="error">
            <text:p>#DIV/0!</text:p>
          </table:table-cell>
          <table:table-cell table:formula="of:=[.E84]/[.C84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7.331" calcext:value-type="float">
            <text:p>137.331</text:p>
          </table:table-cell>
          <table:table-cell office:value-type="float" office:value="37871" calcext:value-type="float">
            <text:p>37871</text:p>
          </table:table-cell>
          <table:table-cell table:formula="of:=[.C85]/[.B85]" office:value-type="float" office:value="275.764394055239" calcext:value-type="float">
            <text:p>275.7643940552</text:p>
          </table:table-cell>
          <table:table-cell table:formula="of:=406.072-4.592" office:value-type="float" office:value="401.48" calcext:value-type="float">
            <text:p>401.48</text:p>
          </table:table-cell>
          <table:table-cell table:formula="of:=[.E85]/[.B85]" office:value-type="float" office:value="2.92344772848082" calcext:value-type="float">
            <text:p>2.9234477285</text:p>
          </table:table-cell>
          <table:table-cell table:formula="of:=[.E85]/[.C85]" office:value-type="float" office:value="0.0106012516173325" calcext:value-type="float">
            <text:p>0.0106012516</text:p>
          </table:table-cell>
          <table:table-cell table:formula="of:=[.G85]-[.G81]" office:value-type="float" office:value="0.00375716031847884" calcext:value-type="float">
            <text:p>0.0037571603</text:p>
          </table:table-cell>
          <table:table-cell office:value-type="float" office:value="512" calcext:value-type="float">
            <text:p>512</text:p>
          </table:table-cell>
          <table:table-cell table:formula="of:=[.E85]/[.I85]" office:value-type="float" office:value="0.784140625" calcext:value-type="float">
            <text:p>0.78414062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.006" calcext:value-type="float">
            <text:p>70.006</text:p>
          </table:table-cell>
          <table:table-cell office:value-type="float" office:value="15976" calcext:value-type="float">
            <text:p>15976</text:p>
          </table:table-cell>
          <table:table-cell table:formula="of:=[.C86]/[.B86]" office:value-type="float" office:value="228.209010656229" calcext:value-type="float">
            <text:p>228.2090106562</text:p>
          </table:table-cell>
          <table:table-cell table:formula="of:=208.576-5.07" office:value-type="float" office:value="203.506" calcext:value-type="float">
            <text:p>203.506</text:p>
          </table:table-cell>
          <table:table-cell table:formula="of:=[.E86]/[.B86]" office:value-type="float" office:value="2.90697940176556" calcext:value-type="float">
            <text:p>2.9069794018</text:p>
          </table:table-cell>
          <table:table-cell table:formula="of:=[.E86]/[.C86]" office:value-type="float" office:value="0.0127382323485228" calcext:value-type="float">
            <text:p>0.0127382323</text:p>
          </table:table-cell>
          <table:table-cell table:formula="of:=[.G86]-[.G81]" office:value-type="float" office:value="0.0058941410496691" calcext:value-type="float">
            <text:p>0.005894141</text:p>
          </table:table-cell>
          <table:table-cell table:formula="of:=512/2" office:value-type="float" office:value="256" calcext:value-type="float">
            <text:p>256</text:p>
          </table:table-cell>
          <table:table-cell table:formula="of:=[.E86]/[.I86]" office:value-type="float" office:value="0.7949453125" calcext:value-type="float">
            <text:p>0.794945312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.606" calcext:value-type="float">
            <text:p>46.606</text:p>
          </table:table-cell>
          <table:table-cell office:value-type="float" office:value="8845" calcext:value-type="float">
            <text:p>8845</text:p>
          </table:table-cell>
          <table:table-cell table:formula="of:=[.C87]/[.B87]" office:value-type="float" office:value="189.782431446595" calcext:value-type="float">
            <text:p>189.7824314466</text:p>
          </table:table-cell>
          <table:table-cell table:formula="of:=138.133-4.295" office:value-type="float" office:value="133.838" calcext:value-type="float">
            <text:p>133.838</text:p>
          </table:table-cell>
          <table:table-cell table:formula="of:=[.E87]/[.B87]" office:value-type="float" office:value="2.87169034029953" calcext:value-type="float">
            <text:p>2.8716903403</text:p>
          </table:table-cell>
          <table:table-cell table:formula="of:=[.E87]/[.C87]" office:value-type="float" office:value="0.0151314867156586" calcext:value-type="float">
            <text:p>0.0151314867</text:p>
          </table:table-cell>
          <table:table-cell table:formula="of:=[.G87]-[.G81]" office:value-type="float" office:value="0.00828739541680488" calcext:value-type="float">
            <text:p>0.0082873954</text:p>
          </table:table-cell>
          <table:table-cell table:formula="of:=CEILING(512/3;1)" office:value-type="float" office:value="171" calcext:value-type="float">
            <text:p>171</text:p>
          </table:table-cell>
          <table:table-cell table:formula="of:=[.E87]/[.I87]" office:value-type="float" office:value="0.7826783625731" calcext:value-type="float">
            <text:p>0.7826783626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.986" calcext:value-type="float">
            <text:p>34.986</text:p>
          </table:table-cell>
          <table:table-cell office:value-type="float" office:value="5857" calcext:value-type="float">
            <text:p>5857</text:p>
          </table:table-cell>
          <table:table-cell table:formula="of:=[.C88]/[.B88]" office:value-type="float" office:value="167.409821071286" calcext:value-type="float">
            <text:p>167.4098210713</text:p>
          </table:table-cell>
          <table:table-cell table:formula="of:=105.703-4.952" office:value-type="float" office:value="100.751" calcext:value-type="float">
            <text:p>100.751</text:p>
          </table:table-cell>
          <table:table-cell table:formula="of:=[.E88]/[.B88]" office:value-type="float" office:value="2.8797519007603" calcext:value-type="float">
            <text:p>2.8797519008</text:p>
          </table:table-cell>
          <table:table-cell table:formula="of:=[.E88]/[.C88]" office:value-type="float" office:value="0.017201809800239" calcext:value-type="float">
            <text:p>0.0172018098</text:p>
          </table:table-cell>
          <table:table-cell table:formula="of:=[.G88]-[.G81]" office:value-type="float" office:value="0.0103577185013853" calcext:value-type="float">
            <text:p>0.0103577185</text:p>
          </table:table-cell>
          <table:table-cell table:formula="of:=CEILING(512/4;1)" office:value-type="float" office:value="128" calcext:value-type="float">
            <text:p>128</text:p>
          </table:table-cell>
          <table:table-cell table:formula="of:=[.E88]/[.I88]" office:value-type="float" office:value="0.7871171875" calcext:value-type="float">
            <text:p>0.7871171875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.935" calcext:value-type="float">
            <text:p>27.935</text:p>
          </table:table-cell>
          <table:table-cell office:value-type="float" office:value="4266" calcext:value-type="float">
            <text:p>4266</text:p>
          </table:table-cell>
          <table:table-cell table:formula="of:=[.C89]/[.B89]" office:value-type="float" office:value="152.7116520494" calcext:value-type="float">
            <text:p>152.7116520494</text:p>
          </table:table-cell>
          <table:table-cell table:formula="of:=84.402-3.705" office:value-type="float" office:value="80.697" calcext:value-type="float">
            <text:p>80.697</text:p>
          </table:table-cell>
          <table:table-cell table:formula="of:=[.E89]/[.B89]" office:value-type="float" office:value="2.8887417218543" calcext:value-type="float">
            <text:p>2.8887417219</text:p>
          </table:table-cell>
          <table:table-cell table:formula="of:=[.E89]/[.C89]" office:value-type="float" office:value="0.0189163150492264" calcext:value-type="float">
            <text:p>0.018916315</text:p>
          </table:table-cell>
          <table:table-cell table:formula="of:=[.G89]-[.G81]" office:value-type="float" office:value="0.0120722237503728" calcext:value-type="float">
            <text:p>0.0120722238</text:p>
          </table:table-cell>
          <table:table-cell table:formula="of:=CEILING(512/5;1)" office:value-type="float" office:value="103" calcext:value-type="float">
            <text:p>103</text:p>
          </table:table-cell>
          <table:table-cell table:formula="of:=[.E89]/[.I89]" office:value-type="float" office:value="0.783466019417476" calcext:value-type="float">
            <text:p>0.7834660194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.225" calcext:value-type="float">
            <text:p>24.225</text:p>
          </table:table-cell>
          <table:table-cell office:value-type="float" office:value="3561" calcext:value-type="float">
            <text:p>3561</text:p>
          </table:table-cell>
          <table:table-cell table:formula="of:=[.C90]/[.B90]" office:value-type="float" office:value="146.996904024768" calcext:value-type="float">
            <text:p>146.9969040248</text:p>
          </table:table-cell>
          <table:table-cell table:formula="of:=74.416-4.829" office:value-type="float" office:value="69.587" calcext:value-type="float">
            <text:p>69.587</text:p>
          </table:table-cell>
          <table:table-cell table:formula="of:=[.E90]/[.B90]" office:value-type="float" office:value="2.87252837977296" calcext:value-type="float">
            <text:p>2.8725283798</text:p>
          </table:table-cell>
          <table:table-cell table:formula="of:=[.E90]/[.C90]" office:value-type="float" office:value="0.0195414209491716" calcext:value-type="float">
            <text:p>0.0195414209</text:p>
          </table:table-cell>
          <table:table-cell table:formula="of:=[.G90]-[.G81]" office:value-type="float" office:value="0.0126973296503179" calcext:value-type="float">
            <text:p>0.0126973297</text:p>
          </table:table-cell>
          <table:table-cell table:formula="of:=CEILING(512/6;1)" office:value-type="float" office:value="86" calcext:value-type="float">
            <text:p>86</text:p>
          </table:table-cell>
          <table:table-cell table:formula="of:=[.E90]/[.I90]" office:value-type="float" office:value="0.809151162790698" calcext:value-type="float">
            <text:p>0.8091511628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.105" calcext:value-type="float">
            <text:p>21.105</text:p>
          </table:table-cell>
          <table:table-cell office:value-type="float" office:value="2768" calcext:value-type="float">
            <text:p>2768</text:p>
          </table:table-cell>
          <table:table-cell table:formula="of:=[.C91]/[.B91]" office:value-type="float" office:value="131.153755034352" calcext:value-type="float">
            <text:p>131.1537550344</text:p>
          </table:table-cell>
          <table:table-cell table:formula="of:=65.635-5.065" office:value-type="float" office:value="60.57" calcext:value-type="float">
            <text:p>60.57</text:p>
          </table:table-cell>
          <table:table-cell table:formula="of:=[.E91]/[.B91]" office:value-type="float" office:value="2.86993603411514" calcext:value-type="float">
            <text:p>2.8699360341</text:p>
          </table:table-cell>
          <table:table-cell table:formula="of:=[.E91]/[.C91]" office:value-type="float" office:value="0.021882225433526" calcext:value-type="float">
            <text:p>0.0218822254</text:p>
          </table:table-cell>
          <table:table-cell table:formula="of:=[.G91]-[.G81]" office:value-type="float" office:value="0.0150381341346723" calcext:value-type="float">
            <text:p>0.0150381341</text:p>
          </table:table-cell>
          <table:table-cell table:formula="of:=CEILING(512/7;1)" office:value-type="float" office:value="74" calcext:value-type="float">
            <text:p>74</text:p>
          </table:table-cell>
          <table:table-cell table:formula="of:=[.E91]/[.I91]" office:value-type="float" office:value="0.818513513513514" calcext:value-type="float">
            <text:p>0.8185135135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.015" calcext:value-type="float">
            <text:p>18.015</text:p>
          </table:table-cell>
          <table:table-cell office:value-type="float" office:value="2228" calcext:value-type="float">
            <text:p>2228</text:p>
          </table:table-cell>
          <table:table-cell table:formula="of:=[.C92]/[.B92]" office:value-type="float" office:value="123.674715514849" calcext:value-type="float">
            <text:p>123.6747155148</text:p>
          </table:table-cell>
          <table:table-cell table:formula="of:=56.507-4.747" office:value-type="float" office:value="51.76" calcext:value-type="float">
            <text:p>51.76</text:p>
          </table:table-cell>
          <table:table-cell table:formula="of:=[.E92]/[.B92]" office:value-type="float" office:value="2.87316125451013" calcext:value-type="float">
            <text:p>2.8731612545</text:p>
          </table:table-cell>
          <table:table-cell table:formula="of:=[.E92]/[.C92]" office:value-type="float" office:value="0.0232315978456014" calcext:value-type="float">
            <text:p>0.0232315978</text:p>
          </table:table-cell>
          <table:table-cell table:formula="of:=[.G92]-[.G81]" office:value-type="float" office:value="0.0163875065467477" calcext:value-type="float">
            <text:p>0.0163875065</text:p>
          </table:table-cell>
          <table:table-cell table:formula="of:=CEILING(512/8;1)" office:value-type="float" office:value="64" calcext:value-type="float">
            <text:p>64</text:p>
          </table:table-cell>
          <table:table-cell table:formula="of:=[.E92]/[.I92]" office:value-type="float" office:value="0.80875" calcext:value-type="float">
            <text:p>0.80875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104" calcext:value-type="float">
            <text:p>9.104</text:p>
          </table:table-cell>
          <table:table-cell office:value-type="float" office:value="821" calcext:value-type="float">
            <text:p>821</text:p>
          </table:table-cell>
          <table:table-cell table:formula="of:=[.C93]/[.B93]" office:value-type="float" office:value="90.1801405975396" calcext:value-type="float">
            <text:p>90.1801405975</text:p>
          </table:table-cell>
          <table:table-cell table:formula="of:=31.996-5.218" office:value-type="float" office:value="26.778" calcext:value-type="float">
            <text:p>26.778</text:p>
          </table:table-cell>
          <table:table-cell table:formula="of:=[.E93]/[.B93]" office:value-type="float" office:value="2.94134446397188" calcext:value-type="float">
            <text:p>2.941344464</text:p>
          </table:table-cell>
          <table:table-cell table:formula="of:=[.E93]/[.C93]" office:value-type="float" office:value="0.0326163215590743" calcext:value-type="float">
            <text:p>0.0326163216</text:p>
          </table:table-cell>
          <table:table-cell table:formula="of:=[.G93]-[.G81]" office:value-type="float" office:value="0.0257722302602206" calcext:value-type="float">
            <text:p>0.0257722303</text:p>
          </table:table-cell>
          <table:table-cell table:formula="of:=512/16" office:value-type="float" office:value="32" calcext:value-type="float">
            <text:p>32</text:p>
          </table:table-cell>
          <table:table-cell table:formula="of:=[.E93]/[.I93]" office:value-type="float" office:value="0.8368125" calcext:value-type="float">
            <text:p>0.8368125</text:p>
          </table:table-cell>
          <table:table-cell table:number-columns-repeated="1014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number-columns-repeated="8" table:style-name="ce1" office:value-type="string" calcext:value-type="string">
            <text:p>-</text:p>
          </table:table-cell>
          <table:table-cell table:style-name="ce1" office:value-type="string" calcext:value-type="string">
            <text:p>WITHOUT VERIFICATION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178771" calcext:value-type="float">
            <text:p>178771</text:p>
          </table:table-cell>
          <table:table-cell table:formula="of:=[.C121]/[.B121]" office:value-type="float" office:value="606.003389830508" calcext:value-type="float">
            <text:p>606.0033898305</text:p>
          </table:table-cell>
          <table:table-cell office:value-type="float" office:value="1175.78" calcext:value-type="float">
            <text:p>1175.78</text:p>
          </table:table-cell>
          <table:table-cell table:formula="of:=[.E121]/[.B121]" office:value-type="float" office:value="3.98569491525424" calcext:value-type="float">
            <text:p>3.9856949153</text:p>
          </table:table-cell>
          <table:table-cell table:formula="of:=[.E121]/[.C121]" office:value-type="float" office:value="0.00657701752521382" calcext:value-type="float">
            <text:p>0.00657701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[.C122]/[.B122]" office:value-type="string" office:string-value="" calcext:value-type="error">
            <text:p>#DIV/0!</text:p>
          </table:table-cell>
          <table:table-cell/>
          <table:table-cell table:formula="of:=[.E122]/[.B122]" office:value-type="string" office:string-value="" calcext:value-type="error">
            <text:p>#DIV/0!</text:p>
          </table:table-cell>
          <table:table-cell table:formula="of:=[.E122]/[.C122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[.C123]/[.B123]" office:value-type="string" office:string-value="" calcext:value-type="error">
            <text:p>#DIV/0!</text:p>
          </table:table-cell>
          <table:table-cell/>
          <table:table-cell table:formula="of:=[.E123]/[.B123]" office:value-type="string" office:string-value="" calcext:value-type="error">
            <text:p>#DIV/0!</text:p>
          </table:table-cell>
          <table:table-cell table:formula="of:=[.E123]/[.C123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[.C124]/[.B124]" office:value-type="string" office:string-value="" calcext:value-type="error">
            <text:p>#DIV/0!</text:p>
          </table:table-cell>
          <table:table-cell/>
          <table:table-cell table:formula="of:=[.E124]/[.B124]" office:value-type="string" office:string-value="" calcext:value-type="error">
            <text:p>#DIV/0!</text:p>
          </table:table-cell>
          <table:table-cell table:formula="of:=[.E124]/[.C124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1.939" calcext:value-type="float">
            <text:p>141.939</text:p>
          </table:table-cell>
          <table:table-cell office:value-type="float" office:value="39047" calcext:value-type="float">
            <text:p>39047</text:p>
          </table:table-cell>
          <table:table-cell table:formula="of:=[.C125]/[.B125]" office:value-type="float" office:value="275.097048732202" calcext:value-type="float">
            <text:p>275.0970487322</text:p>
          </table:table-cell>
          <table:table-cell table:formula="of:=416.998-3.433" office:value-type="float" office:value="413.565" calcext:value-type="float">
            <text:p>413.565</text:p>
          </table:table-cell>
          <table:table-cell table:formula="of:=[.E125]/[.B125]" office:value-type="float" office:value="2.91368122926046" calcext:value-type="float">
            <text:p>2.9136812293</text:p>
          </table:table-cell>
          <table:table-cell table:formula="of:=[.E125]/[.C125]" office:value-type="float" office:value="0.0105914666939842" calcext:value-type="float">
            <text:p>0.0105914667</text:p>
          </table:table-cell>
          <table:table-cell table:formula="of:=[.G125]-[.G121]" office:value-type="float" office:value="0.00401444916877035" calcext:value-type="float">
            <text:p>0.0040144492</text:p>
          </table:table-cell>
          <table:table-cell office:value-type="float" office:value="512" calcext:value-type="float">
            <text:p>512</text:p>
          </table:table-cell>
          <table:table-cell table:formula="of:=[.E125]/[.I125]" office:value-type="float" office:value="0.807744140625" calcext:value-type="float">
            <text:p>0.8077441406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.986" calcext:value-type="float">
            <text:p>72.986</text:p>
          </table:table-cell>
          <table:table-cell office:value-type="float" office:value="16453" calcext:value-type="float">
            <text:p>16453</text:p>
          </table:table-cell>
          <table:table-cell table:formula="of:=[.C126]/[.B126]" office:value-type="float" office:value="225.426794179706" calcext:value-type="float">
            <text:p>225.4267941797</text:p>
          </table:table-cell>
          <table:table-cell table:formula="of:=213.948-4.402" office:value-type="float" office:value="209.546" calcext:value-type="float">
            <text:p>209.546</text:p>
          </table:table-cell>
          <table:table-cell table:formula="of:=[.E126]/[.B126]" office:value-type="float" office:value="2.87104376181733" calcext:value-type="float">
            <text:p>2.8710437618</text:p>
          </table:table-cell>
          <table:table-cell table:formula="of:=[.E126]/[.C126]" office:value-type="float" office:value="0.01273603598128" calcext:value-type="float">
            <text:p>0.012736036</text:p>
          </table:table-cell>
          <table:table-cell table:formula="of:=[.G126]-[.G121]" office:value-type="float" office:value="0.00615901845606619" calcext:value-type="float">
            <text:p>0.0061590185</text:p>
          </table:table-cell>
          <table:table-cell table:formula="of:=512/2" office:value-type="float" office:value="256" calcext:value-type="float">
            <text:p>256</text:p>
          </table:table-cell>
          <table:table-cell table:formula="of:=[.E126]/[.I126]" office:value-type="float" office:value="0.8185390625" calcext:value-type="float">
            <text:p>0.818539062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.836" calcext:value-type="float">
            <text:p>47.836</text:p>
          </table:table-cell>
          <table:table-cell office:value-type="float" office:value="9333" calcext:value-type="float">
            <text:p>9333</text:p>
          </table:table-cell>
          <table:table-cell table:formula="of:=[.C127]/[.B127]" office:value-type="float" office:value="195.104105694456" calcext:value-type="float">
            <text:p>195.1041056945</text:p>
          </table:table-cell>
          <table:table-cell table:formula="of:=141.191-4.63" office:value-type="float" office:value="136.561" calcext:value-type="float">
            <text:p>136.561</text:p>
          </table:table-cell>
          <table:table-cell table:formula="of:=[.E127]/[.B127]" office:value-type="float" office:value="2.85477464670959" calcext:value-type="float">
            <text:p>2.8547746467</text:p>
          </table:table-cell>
          <table:table-cell table:formula="of:=[.E127]/[.C127]" office:value-type="float" office:value="0.014632058287796" calcext:value-type="float">
            <text:p>0.0146320583</text:p>
          </table:table-cell>
          <table:table-cell table:formula="of:=[.G127]-[.G121]" office:value-type="float" office:value="0.00805504076258217" calcext:value-type="float">
            <text:p>0.0080550408</text:p>
          </table:table-cell>
          <table:table-cell table:formula="of:=CEILING(512/3;1)" office:value-type="float" office:value="171" calcext:value-type="float">
            <text:p>171</text:p>
          </table:table-cell>
          <table:table-cell table:formula="of:=[.E127]/[.I127]" office:value-type="float" office:value="0.798602339181287" calcext:value-type="float">
            <text:p>0.7986023392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.445" calcext:value-type="float">
            <text:p>33.445</text:p>
          </table:table-cell>
          <table:table-cell office:value-type="float" office:value="6380" calcext:value-type="float">
            <text:p>6380</text:p>
          </table:table-cell>
          <table:table-cell table:formula="of:=[.C128]/[.B128]" office:value-type="float" office:value="190.760950814771" calcext:value-type="float">
            <text:p>190.7609508148</text:p>
          </table:table-cell>
          <table:table-cell table:formula="of:=104.39-4.056" office:value-type="float" office:value="100.334" calcext:value-type="float">
            <text:p>100.334</text:p>
          </table:table-cell>
          <table:table-cell table:formula="of:=[.E128]/[.B128]" office:value-type="float" office:value="2.99997010016445" calcext:value-type="float">
            <text:p>2.9999701002</text:p>
          </table:table-cell>
          <table:table-cell table:formula="of:=[.E128]/[.C128]" office:value-type="float" office:value="0.0157263322884013" calcext:value-type="float">
            <text:p>0.0157263323</text:p>
          </table:table-cell>
          <table:table-cell table:formula="of:=[.G128]-[.G121]" office:value-type="float" office:value="0.00914931476318743" calcext:value-type="float">
            <text:p>0.0091493148</text:p>
          </table:table-cell>
          <table:table-cell table:formula="of:=CEILING(512/4;1)" office:value-type="float" office:value="128" calcext:value-type="float">
            <text:p>128</text:p>
          </table:table-cell>
          <table:table-cell table:formula="of:=[.E128]/[.I128]" office:value-type="float" office:value="0.783859375" calcext:value-type="float">
            <text:p>0.783859375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.046" calcext:value-type="float">
            <text:p>27.046</text:p>
          </table:table-cell>
          <table:table-cell office:value-type="float" office:value="4685" calcext:value-type="float">
            <text:p>4685</text:p>
          </table:table-cell>
          <table:table-cell table:formula="of:=[.C129]/[.B129]" office:value-type="float" office:value="173.223397175183" calcext:value-type="float">
            <text:p>173.2233971752</text:p>
          </table:table-cell>
          <table:table-cell table:formula="of:=85.906-3.783" office:value-type="float" office:value="82.123" calcext:value-type="float">
            <text:p>82.123</text:p>
          </table:table-cell>
          <table:table-cell table:formula="of:=[.E129]/[.B129]" office:value-type="float" office:value="3.03641943355764" calcext:value-type="float">
            <text:p>3.0364194336</text:p>
          </table:table-cell>
          <table:table-cell table:formula="of:=[.E129]/[.C129]" office:value-type="float" office:value="0.0175289220917823" calcext:value-type="float">
            <text:p>0.0175289221</text:p>
          </table:table-cell>
          <table:table-cell table:formula="of:=[.G129]-[.G121]" office:value-type="float" office:value="0.0109519045665685" calcext:value-type="float">
            <text:p>0.0109519046</text:p>
          </table:table-cell>
          <table:table-cell table:formula="of:=CEILING(512/5;1)" office:value-type="float" office:value="103" calcext:value-type="float">
            <text:p>103</text:p>
          </table:table-cell>
          <table:table-cell table:formula="of:=[.E129]/[.I129]" office:value-type="float" office:value="0.797310679611651" calcext:value-type="float">
            <text:p>0.7973106796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.555" calcext:value-type="float">
            <text:p>22.555</text:p>
          </table:table-cell>
          <table:table-cell office:value-type="float" office:value="3722" calcext:value-type="float">
            <text:p>3722</text:p>
          </table:table-cell>
          <table:table-cell table:formula="of:=[.C130]/[.B130]" office:value-type="float" office:value="165.018842828641" calcext:value-type="float">
            <text:p>165.0188428286</text:p>
          </table:table-cell>
          <table:table-cell table:formula="of:=72.775-4.239" office:value-type="float" office:value="68.536" calcext:value-type="float">
            <text:p>68.536</text:p>
          </table:table-cell>
          <table:table-cell table:formula="of:=[.E130]/[.B130]" office:value-type="float" office:value="3.03861671469741" calcext:value-type="float">
            <text:p>3.0386167147</text:p>
          </table:table-cell>
          <table:table-cell table:formula="of:=[.E130]/[.C130]" office:value-type="float" office:value="0.018413756045137" calcext:value-type="float">
            <text:p>0.018413756</text:p>
          </table:table-cell>
          <table:table-cell table:formula="of:=[.G130]-[.G121]" office:value-type="float" office:value="0.0118367385199232" calcext:value-type="float">
            <text:p>0.0118367385</text:p>
          </table:table-cell>
          <table:table-cell table:formula="of:=CEILING(512/6;1)" office:value-type="float" office:value="86" calcext:value-type="float">
            <text:p>86</text:p>
          </table:table-cell>
          <table:table-cell table:formula="of:=[.E130]/[.I130]" office:value-type="float" office:value="0.79693023255814" calcext:value-type="float">
            <text:p>0.7969302326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.495" calcext:value-type="float">
            <text:p>19.495</text:p>
          </table:table-cell>
          <table:table-cell office:value-type="float" office:value="2704" calcext:value-type="float">
            <text:p>2704</text:p>
          </table:table-cell>
          <table:table-cell table:formula="of:=[.C131]/[.B131]" office:value-type="float" office:value="138.70223134137" calcext:value-type="float">
            <text:p>138.7022313414</text:p>
          </table:table-cell>
          <table:table-cell table:formula="of:=63.042-4.04" office:value-type="float" office:value="59.002" calcext:value-type="float">
            <text:p>59.002</text:p>
          </table:table-cell>
          <table:table-cell table:formula="of:=[.E131]/[.B131]" office:value-type="float" office:value="3.02651962041549" calcext:value-type="float">
            <text:p>3.0265196204</text:p>
          </table:table-cell>
          <table:table-cell table:formula="of:=[.E131]/[.C131]" office:value-type="float" office:value="0.0218202662721893" calcext:value-type="float">
            <text:p>0.0218202663</text:p>
          </table:table-cell>
          <table:table-cell table:formula="of:=[.G131]-[.G121]" office:value-type="float" office:value="0.0152432487469755" calcext:value-type="float">
            <text:p>0.0152432487</text:p>
          </table:table-cell>
          <table:table-cell table:formula="of:=CEILING(512/7;1)" office:value-type="float" office:value="74" calcext:value-type="float">
            <text:p>74</text:p>
          </table:table-cell>
          <table:table-cell table:formula="of:=[.E131]/[.I131]" office:value-type="float" office:value="0.797324324324324" calcext:value-type="float">
            <text:p>0.7973243243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.795" calcext:value-type="float">
            <text:p>16.795</text:p>
          </table:table-cell>
          <table:table-cell office:value-type="float" office:value="2362" calcext:value-type="float">
            <text:p>2362</text:p>
          </table:table-cell>
          <table:table-cell table:formula="of:=[.C132]/[.B132]" office:value-type="float" office:value="140.637094373325" calcext:value-type="float">
            <text:p>140.6370943733</text:p>
          </table:table-cell>
          <table:table-cell table:formula="of:=55.84-4.565" office:value-type="float" office:value="51.275" calcext:value-type="float">
            <text:p>51.275</text:p>
          </table:table-cell>
          <table:table-cell table:formula="of:=[.E132]/[.B132]" office:value-type="float" office:value="3.05299196189342" calcext:value-type="float">
            <text:p>3.0529919619</text:p>
          </table:table-cell>
          <table:table-cell table:formula="of:=[.E132]/[.C132]" office:value-type="float" office:value="0.0217082980524979" calcext:value-type="float">
            <text:p>0.0217082981</text:p>
          </table:table-cell>
          <table:table-cell table:formula="of:=[.G132]-[.G121]" office:value-type="float" office:value="0.0151312805272841" calcext:value-type="float">
            <text:p>0.0151312805</text:p>
          </table:table-cell>
          <table:table-cell table:formula="of:=CEILING(512/8;1)" office:value-type="float" office:value="64" calcext:value-type="float">
            <text:p>64</text:p>
          </table:table-cell>
          <table:table-cell table:formula="of:=[.E132]/[.I132]" office:value-type="float" office:value="0.801171875" calcext:value-type="float">
            <text:p>0.801171875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.645" calcext:value-type="float">
            <text:p>8.645</text:p>
          </table:table-cell>
          <table:table-cell office:value-type="float" office:value="1002" calcext:value-type="float">
            <text:p>1002</text:p>
          </table:table-cell>
          <table:table-cell table:formula="of:=[.C133]/[.B133]" office:value-type="float" office:value="115.905147484095" calcext:value-type="float">
            <text:p>115.9051474841</text:p>
          </table:table-cell>
          <table:table-cell table:formula="of:=32.354-4.957" office:value-type="float" office:value="27.397" calcext:value-type="float">
            <text:p>27.397</text:p>
          </table:table-cell>
          <table:table-cell table:formula="of:=[.E133]/[.B133]" office:value-type="float" office:value="3.16911509543088" calcext:value-type="float">
            <text:p>3.1691150954</text:p>
          </table:table-cell>
          <table:table-cell table:formula="of:=[.E133]/[.C133]" office:value-type="float" office:value="0.0273423153692615" calcext:value-type="float">
            <text:p>0.0273423154</text:p>
          </table:table-cell>
          <table:table-cell table:formula="of:=[.G133]-[.G121]" office:value-type="float" office:value="0.0207652978440477" calcext:value-type="float">
            <text:p>0.0207652978</text:p>
          </table:table-cell>
          <table:table-cell table:formula="of:=512/16" office:value-type="float" office:value="32" calcext:value-type="float">
            <text:p>32</text:p>
          </table:table-cell>
          <table:table-cell table:formula="of:=[.E133]/[.I133]" office:value-type="float" office:value="0.85615625" calcext:value-type="float">
            <text:p>0.85615625</text:p>
          </table:table-cell>
          <table:table-cell table:number-columns-repeated="1014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0/00/0000</text:date>, <text:time style:data-style-name="N2" text:time-value="13:10:58.61759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6T14:35:06.411219127</meta:creation-date>
    <dc:date>2015-05-28T14:18:10.276738694</dc:date>
    <meta:editing-duration>PT4H12M49S</meta:editing-duration>
    <meta:editing-cycles>42</meta:editing-cycles>
    <meta:generator>LibreOffice/4.2.8.2$Linux_X86_64 LibreOffice_project/420m0$Build-2</meta:generator>
    <meta:document-statistic meta:table-count="1" meta:cell-count="46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83cm" svg:y="0.316cm" chart:style-name="ch2">
          <text:p>WordCount VS mJ/tags seen 1KB</text:p>
        </chart:title>
        <chart:legend chart:legend-position="end" svg:x="13.737cm" svg:y="4.201cm" style:legend-expansion="high" chart:style-name="ch3"/>
        <chart:plot-area chart:style-name="ch4" table:cell-range-address="Sheet1.A6:Sheet1.A14 Sheet1.H6:Sheet1.H14" svg:x="1.331cm" svg:y="1.301cm" svg:width="12.086cm" svg:height="6.538cm">
          <chartooo:coordinate-region svg:x="2.429cm" svg:y="1.501cm" svg:width="10.801cm" svg:height="5.691cm"/>
          <chart:axis chart:dimension="x" chart:name="primary-x" chart:style-name="ch5">
            <chart:title svg:x="6.51cm" svg:y="8.019cm" chart:style-name="ch6">
              <text:p>WordCount</text:p>
            </chart:title>
          </chart:axis>
          <chart:axis chart:dimension="y" chart:name="primary-y" chart:style-name="ch5">
            <chart:title svg:x="0.451cm" svg:y="4.839cm" chart:style-name="ch7">
              <text:p>mJ</text:p>
            </chart:title>
            <chart:grid chart:style-name="ch8" chart:class="major"/>
          </chart:axis>
          <chart:series chart:style-name="ch9" chart:values-cell-range-address="Sheet1.H6:Sheet1.H14" chart:class="chart:scatter">
            <chart:domain table:cell-range-address="Sheet1.A6:Sheet1.A14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6:Sheet1.A14</svg:desc>
                </draw:g>
              </table:table-cell>
              <table:table-cell office:value-type="float" office:value="0.00674026764073273">
                <text:p>0.00674026764073273</text:p>
                <draw:g>
                  <svg:desc>Sheet1.H6:Sheet1.H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0908786113406224">
                <text:p>0.009087861134062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0108727819459951">
                <text:p>0.01087278194599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126439044665513">
                <text:p>0.01264390446655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0142889270680466">
                <text:p>0.01428892706804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0174144583692">
                <text:p>0.0174144583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0173889055445861">
                <text:p>0.01738890554458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0.0251517972292499">
                <text:p>0.02515179722924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0.0304567090364396">
                <text:p>0.03045670903643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1cm" svg:y="0.316cm" chart:style-name="ch2">
          <text:p>WordCount VS Total Energy Consumption (mJ) 1KB</text:p>
        </chart:title>
        <chart:legend chart:legend-position="end" svg:x="13.737cm" svg:y="4.201cm" style:legend-expansion="high" chart:style-name="ch3"/>
        <chart:plot-area chart:style-name="ch4" table:cell-range-address="Sheet1.A6:Sheet1.A14 Sheet1.E6:Sheet1.E14" svg:x="1.331cm" svg:y="1.301cm" svg:width="12.086cm" svg:height="6.538cm">
          <chartooo:coordinate-region svg:x="2.138cm" svg:y="1.5cm" svg:width="11.092cm" svg:height="5.692cm"/>
          <chart:axis chart:dimension="x" chart:name="primary-x" chart:style-name="ch5">
            <chart:title svg:x="6.51cm" svg:y="8.019cm" chart:style-name="ch6">
              <text:p>WordCount</text:p>
            </chart:title>
          </chart:axis>
          <chart:axis chart:dimension="y" chart:name="primary-y" chart:style-name="ch5">
            <chart:title svg:x="0.451cm" svg:y="6.506cm" chart:style-name="ch7">
              <text:p>Energy Consumption (mJ)</text:p>
            </chart:title>
            <chart:grid chart:style-name="ch8" chart:class="major"/>
          </chart:axis>
          <chart:series chart:style-name="ch9" chart:values-cell-range-address="Sheet1.E6:Sheet1.E14" chart:class="chart:scatter">
            <chart:domain table:cell-range-address="Sheet1.A6:Sheet1.A14"/>
            <chart:data-point chart:style-name="ch10"/>
            <chart:data-point chart:repeated="3"/>
            <chart:data-point chart:style-name="ch1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6:Sheet1.A14</svg:desc>
                </draw:g>
              </table:table-cell>
              <table:table-cell office:value-type="float" office:value="414.833">
                <text:p>414.833</text:p>
                <draw:g>
                  <svg:desc>Sheet1.E6:Sheet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10.095484">
                <text:p>210.0954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38.57378">
                <text:p>138.573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05.208">
                <text:p>105.2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7.086">
                <text:p>87.0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69.793">
                <text:p>69.7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59.339">
                <text:p>59.3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51.788">
                <text:p>51.7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28.916">
                <text:p>28.9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A45:Sheet1.A53 Sheet1.H45:Sheet1.H53" svg:x="0.32cm" svg:y="0.18cm" svg:width="13.097cm" svg:height="8.64cm">
          <chartooo:coordinate-region svg:x="1.418cm" svg:y="0.379cm" svg:width="11.81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45:Sheet1.H53" chart:class="chart:scatter">
            <chart:domain table:cell-range-address="Sheet1.A45:Sheet1.A53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45:Sheet1.A53</svg:desc>
                </draw:g>
              </table:table-cell>
              <table:table-cell office:value-type="float" office:value="0.00338368061949041">
                <text:p>0.00338368061949041</text:p>
                <draw:g>
                  <svg:desc>Sheet1.H45:Sheet1.H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0572276955247178">
                <text:p>0.00572276955247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00792768674696668">
                <text:p>0.007927686746966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0991856240596762">
                <text:p>0.009918562405967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00989117265812701">
                <text:p>0.00989117265812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0136119739454231">
                <text:p>0.01361197394542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0147960346259424">
                <text:p>0.01479603462594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0.0158256247687111">
                <text:p>0.0158256247687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0.0258620950227994">
                <text:p>0.02586209502279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A45:Sheet1.A53 Sheet1.E45:Sheet1.E53" svg:x="0.32cm" svg:y="0.18cm" svg:width="13.097cm" svg:height="8.64cm">
          <chartooo:coordinate-region svg:x="1.127cm" svg:y="0.379cm" svg:width="12.10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45:Sheet1.E53" chart:class="chart:scatter">
            <chart:domain table:cell-range-address="Sheet1.A45:Sheet1.A53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45:Sheet1.A53</svg:desc>
                </draw:g>
              </table:table-cell>
              <table:table-cell office:value-type="float" office:value="416.686838">
                <text:p>416.686838</text:p>
                <draw:g>
                  <svg:desc>Sheet1.E45:Sheet1.E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04.33">
                <text:p>204.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36.064">
                <text:p>136.0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05.185">
                <text:p>105.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2.773">
                <text:p>82.7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70.454">
                <text:p>70.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59.272">
                <text:p>59.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53.258">
                <text:p>53.2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27.458">
                <text:p>27.4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A85:Sheet1.A93 Sheet1.H85:Sheet1.H93" svg:x="0.32cm" svg:y="0.18cm" svg:width="13.097cm" svg:height="8.64cm">
          <chartooo:coordinate-region svg:x="1.418cm" svg:y="0.379cm" svg:width="11.81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85:Sheet1.H93" chart:class="chart:scatter">
            <chart:domain table:cell-range-address="Sheet1.A85:Sheet1.A93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85:Sheet1.A93</svg:desc>
                </draw:g>
              </table:table-cell>
              <table:table-cell office:value-type="float" office:value="0.00375716031847884">
                <text:p>0.00375716031847884</text:p>
                <draw:g>
                  <svg:desc>Sheet1.H85:Sheet1.H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058941410496691">
                <text:p>0.00589414104966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00828739541680488">
                <text:p>0.00828739541680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103577185013853">
                <text:p>0.0103577185013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0120722237503728">
                <text:p>0.01207222375037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0126973296503179">
                <text:p>0.01269732965031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0150381341346723">
                <text:p>0.01503813413467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0.0163875065467477">
                <text:p>0.01638750654674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0.0257722302602206">
                <text:p>0.02577223026022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A85:Sheet1.A93 Sheet1.E85:Sheet1.E93" svg:x="0.32cm" svg:y="0.18cm" svg:width="13.097cm" svg:height="8.64cm">
          <chartooo:coordinate-region svg:x="1.127cm" svg:y="0.379cm" svg:width="12.10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85:Sheet1.E93" chart:class="chart:scatter">
            <chart:domain table:cell-range-address="Sheet1.A85:Sheet1.A93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85:Sheet1.A93</svg:desc>
                </draw:g>
              </table:table-cell>
              <table:table-cell office:value-type="float" office:value="401.48">
                <text:p>401.48</text:p>
                <draw:g>
                  <svg:desc>Sheet1.E85:Sheet1.E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03.506">
                <text:p>203.5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33.838">
                <text:p>133.8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00.751">
                <text:p>100.7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0.697">
                <text:p>80.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69.587">
                <text:p>69.5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60.57">
                <text:p>60.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51.76">
                <text:p>51.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26.778">
                <text:p>26.77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